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13cm" fo:min-width="6.2cm"/>
    </style:style>
    <style:style style:name="gr2" style:family="graphic" style:parent-style-name="standard">
      <style:graphic-properties draw:textarea-horizontal-align="justify" draw:textarea-vertical-align="middle" draw:auto-grow-height="false" fo:min-height="1.417cm" fo:min-width="2.89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17cm" fo:min-width="2.892cm"/>
    </style:style>
    <style:style style:name="gr5" style:family="graphic" style:parent-style-name="standard">
      <style:graphic-properties draw:textarea-horizontal-align="justify" draw:textarea-vertical-align="middle" draw:auto-grow-height="false" fo:min-height="0.623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 fo:min-height="0.826cm" fo:min-width="0.724cm"/>
    </style:style>
    <style:style style:name="gr7" style:family="graphic" style:parent-style-name="standard">
      <style:graphic-properties draw:textarea-horizontal-align="justify" draw:textarea-vertical-align="middle" draw:auto-grow-height="false" fo:min-height="0.981cm" fo:min-width="1.017cm"/>
    </style:style>
    <style:style style:name="gr8" style:family="graphic" style:parent-style-name="standard">
      <style:graphic-properties draw:textarea-horizontal-align="justify" draw:textarea-vertical-align="middle" draw:auto-grow-height="false" fo:min-height="0.981cm" fo:min-width="1.018cm"/>
    </style:style>
    <style:style style:name="gr9" style:family="graphic" style:parent-style-name="standard">
      <style:graphic-properties draw:textarea-horizontal-align="justify" draw:textarea-vertical-align="middle" draw:auto-grow-height="false" fo:min-height="0.981cm" fo:min-width="1.019cm"/>
    </style:style>
    <style:style style:name="gr10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fo:min-height="1.971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cm" svg:height="2.463cm" svg:x="7.8cm" svg:y="3.457cm">
          <text:p text:style-name="P1"><text:span text:style-name="T1">A powerful mini computer</text:span></text:p>
          <text:p text:style-name="P1"><text:span text:style-name="T1">(Raspberry Pi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91cm" svg:height="1.667cm" svg:x="3.936cm" svg:y="8.89cm">
          <text:p text:style-name="P1"><text:span text:style-name="T1">Microcontroller</text:span></text:p>
          <text:p text:style-name="P1"><text:span text:style-name="T1">(Arduino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411cm" svg:y1="6.065cm" svg:x2="6.057cm" svg:y2="8.673cm">
          <text:p/>
        </draw:line>
        <draw:line draw:style-name="gr3" draw:text-style-name="P2" draw:layer="layout" svg:x1="6.473cm" svg:y1="8.673cm" svg:x2="8.827cm" svg:y2="6.065cm">
          <text:p/>
        </draw:line>
        <draw:custom-shape draw:style-name="gr4" draw:text-style-name="P1" draw:layer="layout" svg:width="3.392cm" svg:height="1.667cm" svg:x="9.241cm" svg:y="8.89cm">
          <text:p text:style-name="P1"><text:span text:style-name="T1">Microcontroller</text:span></text:p>
          <text:p text:style-name="P1"><text:span text:style-name="T1">(Arduino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903cm" svg:y1="6.065cm" svg:x2="10.903cm" svg:y2="8.89cm">
          <text:p/>
        </draw:line>
        <draw:line draw:style-name="gr3" draw:text-style-name="P2" draw:layer="layout" svg:x1="11.249cm" svg:y1="8.818cm" svg:x2="11.249cm" svg:y2="5.993cm">
          <text:p/>
        </draw:line>
        <draw:custom-shape draw:style-name="gr2" draw:text-style-name="P1" draw:layer="layout" svg:width="3.391cm" svg:height="1.667cm" svg:x="14.321cm" svg:y="8.89cm">
          <text:p text:style-name="P1"><text:span text:style-name="T1">Microcontroller</text:span></text:p>
          <text:p text:style-name="P1"><text:span text:style-name="T1">(Arduino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464cm" svg:y1="6.065cm" svg:x2="15.195cm" svg:y2="8.89cm">
          <text:p/>
        </draw:line>
        <draw:line draw:style-name="gr3" draw:text-style-name="P2" draw:layer="layout" svg:x1="15.541cm" svg:y1="8.746cm" svg:x2="13.81cm" svg:y2="5.993cm">
          <text:p/>
        </draw:line>
        <draw:custom-shape draw:style-name="gr5" draw:text-style-name="P3" draw:layer="layout" svg:width="1.732cm" svg:height="1.233cm" svg:x="3.7cm" svg:y="12.077cm">
          <text:p text:style-name="P3"><text:span text:style-name="T2">Sens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73cm" svg:height="1.522cm" svg:x="8.94cm" svg:y="12.078cm">
          <text:p text:style-name="P3"><text:span text:style-name="T2">Sens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73cm" svg:height="1.522cm" svg:x="13.868cm" svg:y="12.078cm">
          <text:p text:style-name="P4"><text:span text:style-name="T2">Sens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145cm" svg:height="1.739cm" svg:x="6.161cm" svg:y="11.86cm">
          <text:p text:style-name="P4"><text:span text:style-name="T2">Actu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46cm" svg:height="1.739cm" svg:x="11.017cm" svg:y="11.861cm">
          <text:p text:style-name="P3"><text:span text:style-name="T2">Actu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147cm" svg:height="1.739cm" svg:x="15.953cm" svg:y="11.861cm">
          <text:p text:style-name="P3"><text:span text:style-name="T2">Actua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644cm" svg:y1="11.867cm" svg:x2="4.644cm" svg:y2="10.548cm">
          <text:p/>
        </draw:line>
        <draw:line draw:style-name="gr3" draw:text-style-name="P2" draw:layer="layout" svg:x1="7.084cm" svg:y1="10.713cm" svg:x2="7.084cm" svg:y2="11.95cm">
          <text:p/>
        </draw:line>
        <draw:line draw:style-name="gr3" draw:text-style-name="P2" draw:layer="layout" svg:x1="12.12cm" svg:y1="10.713cm" svg:x2="12.12cm" svg:y2="11.95cm">
          <text:p/>
        </draw:line>
        <draw:line draw:style-name="gr3" draw:text-style-name="P2" draw:layer="layout" svg:x1="17.156cm" svg:y1="10.713cm" svg:x2="17.156cm" svg:y2="11.95cm">
          <text:p/>
        </draw:line>
        <draw:line draw:style-name="gr3" draw:text-style-name="P2" draw:layer="layout" svg:x1="9.916cm" svg:y1="11.868cm" svg:x2="9.916cm" svg:y2="10.549cm">
          <text:p/>
        </draw:line>
        <draw:line draw:style-name="gr3" draw:text-style-name="P2" draw:layer="layout" svg:x1="14.795cm" svg:y1="11.868cm" svg:x2="14.795cm" svg:y2="10.549cm">
          <text:p/>
        </draw:line>
        <draw:line draw:style-name="gr10" draw:text-style-name="P2" draw:layer="layout" svg:x1="2.6cm" svg:y1="7.199cm" svg:x2="19.8cm" svg:y2="7.199cm">
          <text:p/>
        </draw:line>
        <draw:line draw:style-name="gr10" draw:text-style-name="P2" draw:layer="layout" svg:x1="2.6cm" svg:y1="11.399cm" svg:x2="19.9cm" svg:y2="11.299cm">
          <text:p/>
        </draw:line>
        <draw:frame draw:style-name="gr11" draw:text-style-name="P5" draw:layer="layout" svg:width="3.5cm" svg:height="1.2cm" svg:x="1cm" svg:y="4.4cm">
          <draw:text-box>
            <text:p>Level 1</text:p>
          </draw:text-box>
        </draw:frame>
        <draw:frame draw:style-name="gr11" draw:text-style-name="P5" draw:layer="layout" svg:width="3.5cm" svg:height="1.2cm" svg:x="1cm" svg:y="9cm">
          <draw:text-box>
            <text:p>Level 2</text:p>
          </draw:text-box>
        </draw:frame>
        <draw:frame draw:style-name="gr11" draw:text-style-name="P5" draw:layer="layout" svg:width="3.5cm" svg:height="1.2cm" svg:x="1cm" svg:y="12.1cm">
          <draw:text-box>
            <text:p>Level 3</text:p>
          </draw:text-box>
        </draw:frame>
        <draw:frame draw:style-name="gr12" draw:text-style-name="P7" draw:layer="layout" svg:width="15.1cm" svg:height="1.1cm" svg:x="3.6cm" svg:y="1.5cm">
          <draw:text-box>
            <text:p text:style-name="P6"><text:span text:style-name="T3">Wall-E Control Hierarchy</text:span></text:p>
          </draw:text-box>
        </draw:frame>
        <draw:frame draw:style-name="gr11" draw:text-style-name="P5" draw:layer="layout" svg:width="3.5cm" svg:height="1.2cm" svg:x="1cm" svg:y="15.1cm">
          <draw:text-box>
            <text:p>Level 1 : </text:p>
          </draw:text-box>
        </draw:frame>
        <draw:frame draw:style-name="gr13" draw:text-style-name="P9" draw:layer="layout" svg:width="7.5cm" svg:height="2.221cm" svg:x="4.6cm" svg:y="14.983cm">
          <draw:text-box>
            <text:list text:style-name="L1">
              <text:list-item>
                <text:p text:style-name="P8"><text:span text:style-name="T4">Machine Learning</text:span></text:p>
              </text:list-item>
              <text:list-item>
                <text:p text:style-name="P8"><text:span text:style-name="T4">Image Processing</text:span></text:p>
              </text:list-item>
              <text:list-item>
                <text:p text:style-name="P8"><text:span text:style-name="T4">Speech Processing</text:span></text:p>
              </text:list-item>
              <text:list-item>
                <text:p text:style-name="P8"><text:span text:style-name="T4">Data acquisition from Slaves</text:span></text:p>
              </text:list-item>
              <text:list-item>
                <text:p text:style-name="P8"><text:span text:style-name="T4">Giving Specific Instruction to the Slaves</text:span></text:p>
              </text:list-item>
            </text:list>
          </draw:text-box>
        </draw:frame>
        <draw:frame draw:style-name="gr11" draw:text-style-name="P5" draw:layer="layout" svg:width="3.5cm" svg:height="1.2cm" svg:x="1cm" svg:y="18.1cm">
          <draw:text-box>
            <text:p>Level 2 : </text:p>
          </draw:text-box>
        </draw:frame>
        <draw:frame draw:style-name="gr13" draw:text-style-name="P9" draw:layer="layout" svg:width="7.5cm" svg:height="2.221cm" svg:x="4.6cm" svg:y="18.284cm">
          <draw:text-box>
            <text:list text:style-name="L1">
              <text:list-item>
                <text:p text:style-name="P8"><text:span text:style-name="T4">Data acquisition</text:span></text:p>
              </text:list-item>
              <text:list-item>
                <text:p text:style-name="P8"><text:span text:style-name="T4">Controlling the Actuators</text:span></text:p>
              </text:list-item>
              <text:list-item>
                <text:p text:style-name="P8"><text:span text:style-name="T4">Responding to requests of master</text:span></text:p>
              </text:list-item>
              <text:list-item>
                <text:p text:style-name="P8"><text:span text:style-name="T4">Taking some low level decisions</text:span></text:p>
              </text:list-item>
            </text:list>
          </draw:text-box>
        </draw:frame>
        <draw:frame draw:style-name="gr11" draw:text-style-name="P5" draw:layer="layout" svg:width="3.5cm" svg:height="1.2cm" svg:x="1cm" svg:y="21cm">
          <draw:text-box>
            <text:p>Level 3 : </text:p>
          </draw:text-box>
        </draw:frame>
        <draw:frame draw:style-name="gr13" draw:text-style-name="P9" draw:layer="layout" svg:width="7.5cm" svg:height="2.615cm" svg:x="4.6cm" svg:y="21.285cm">
          <draw:text-box>
            <text:list text:style-name="L1">
              <text:list-item>
                <text:p text:style-name="P8"><text:span text:style-name="T4">Sensors for sensing various environmental parameters</text:span></text:p>
              </text:list-item>
              <text:list-item>
                <text:p text:style-name="P8"><text:span text:style-name="T4">Sesnors for determining the acceleration, tilt, etc</text:span></text:p>
              </text:list-item>
              <text:list-item>
                <text:p text:style-name="P8"><text:span text:style-name="T4">Actuators for <text:s/>various movements and locomotion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9:45:12.624619646</meta:creation-date>
    <dc:date>2016-08-12T20:19:25.964279419</dc:date>
    <meta:editing-duration>PT1M52S</meta:editing-duration>
    <meta:editing-cycles>1</meta:editing-cycles>
    <meta:document-statistic meta:object-count="34"/>
    <meta:generator>LibreOffice/5.1.4.2$Linux_X86_64 LibreOffice_project/10m0$Build-2</meta:generator>
  </office:meta>
</office:document-meta>
</file>